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500CF850820A1EA4C5E.jpg" manifest:media-type="image/jpeg"/>
  <manifest:file-entry manifest:full-path="Pictures/100000000000040000000500FE2C945C93067A6A.jpg" manifest:media-type="image/jpeg"/>
  <manifest:file-entry manifest:full-path="Pictures/10000000000004000000050098F2022D4620E20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3cm" svg:height="10.717cm" svg:x="1.317cm" svg:y="5.205cm">
          <draw:image xlink:href="Pictures/10000000000004000000050098F2022D4620E209.jpg" xlink:type="simple" xlink:show="embed" xlink:actuate="onLoad" draw:mime-type="image/jpeg">
            <text:p/>
          </draw:image>
        </draw:frame>
        <draw:frame draw:style-name="gr1" draw:text-style-name="P1" draw:layer="layout" svg:width="8.573cm" svg:height="10.717cm" svg:x="10.524cm" svg:y="5.205cm">
          <draw:image xlink:href="Pictures/100000000000040000000500FE2C945C93067A6A.jpg" xlink:type="simple" xlink:show="embed" xlink:actuate="onLoad" draw:mime-type="image/jpeg">
            <text:p/>
          </draw:image>
        </draw:frame>
        <draw:frame draw:style-name="gr1" draw:text-style-name="P1" draw:layer="layout" svg:width="8.592cm" svg:height="10.743cm" svg:x="19.713cm" svg:y="5.179cm">
          <draw:image xlink:href="Pictures/100000000000040000000500CF850820A1EA4C5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0:32.057766734</meta:creation-date>
    <dc:date>2024-10-17T19:22:27.999530581</dc:date>
    <meta:editing-duration>PT11M21S</meta:editing-duration>
    <meta:editing-cycles>4</meta:editing-cycles>
    <meta:generator>LibreOffice/7.3.7.2$Linux_X86_64 LibreOffice_project/30$Build-2</meta:generator>
    <meta:document-statistic meta:object-count="3"/>
  </office:meta>
</office:document-meta>
</file>